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8101" officeooo:paragraph-rsid="00228101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officeooo:rsid="00228101" officeooo:paragraph-rsid="00228101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aca74" style:font-name-asian="Liberation Mono" style:font-size-asian="22pt" style:font-name-complex="Liberation Mono" style:font-size-complex="22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28101" officeooo:paragraph-rsid="00228101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aca74" officeooo:paragraph-rsid="002aca74" style:font-name-asian="Liberation Mono" style:font-size-asian="22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5.75pt" style:font-name-complex="Liberation Mono" style:font-size-complex="18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aca74" officeooo:paragraph-rsid="002aca74" style:font-name-asian="Liberation Mono" style:font-size-asian="18pt" style:font-name-complex="Liberation Mono" style:font-size-complex="18pt"/>
    </style:style>
    <style:style style:name="P12" style:family="paragraph" style:parent-style-name="Preformatted_20_Text">
      <style:text-properties fo:font-size="22pt" officeooo:rsid="002aca74" officeooo:paragraph-rsid="002aca74" style:font-size-asian="22pt" style:font-size-complex="22pt"/>
    </style:style>
    <style:style style:name="P13" style:family="paragraph" style:parent-style-name="Preformatted_20_Text">
      <style:text-properties officeooo:rsid="00228101" officeooo:paragraph-rsid="00228101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6" style:family="text">
      <style:text-properties fo:font-size="36pt" officeooo:rsid="00228101" style:font-size-asian="36pt" style:font-size-complex="36pt"/>
    </style:style>
    <style:style style:name="T7" style:family="text">
      <style:text-properties fo:font-size="36pt" officeooo:rsid="002aca74" style:font-size-asian="36pt" style:font-size-complex="3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aca74" style:font-size-asian="22pt" style:font-size-complex="22pt"/>
    </style:style>
    <style:style style:name="T11" style:family="text">
      <style:text-properties fo:font-size="22pt" style:font-size-asian="19.25pt" style:font-size-complex="22pt"/>
    </style:style>
    <style:style style:name="T12" style:family="text">
      <style:text-properties officeooo:rsid="001a4282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2aca74"/>
    </style:style>
    <style:style style:name="T15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Yearwood</text:span><text:span text:style-name="T6"> – </text:span><text:span text:style-name="T7">You Say You Will</text:span></text:p>
      <text:p text:style-name="P6"><text:span text:style-name="T9">Original key: </text:span><text:span text:style-name="T10">B</text:span><text:span text:style-name="T9"> <text:s text:c="3"/>Us: Same</text:span></text:p>
      <text:p text:style-name="P2"/>
      <text:p text:style-name="P7"><text:span text:style-name="T14">[</text:span>Intro<text:span text:style-name="T14">]</text:span> </text:p>
      <text:p text:style-name="P7"><text:span text:style-name="T14">guitar 8 bars B, drop B bass on bar 5</text:span></text:p>
      <text:p text:style-name="P3"/>
      <text:p text:style-name="P3">[Verse]</text:p>
      <text:p text:style-name="P9">B<text:span text:style-name="T13"> (4 bars) </text:span>| E(2) | B(2)</text:p>
      <text:p text:style-name="P9">A | E/G# | G | F#</text:p>
      <text:p text:style-name="P10">^^^^ <text:span text:style-name="T15">whole notes</text:span> <text:s text:c="2"/>^^^ <text:span text:style-name="T15">break</text:span></text:p>
      <text:p text:style-name="P10"><text:span text:style-name="T11"/></text:p>
      <text:p text:style-name="P3">[Chorus] </text:p>
      <text:p text:style-name="P9">B(4) | E | A F# | B(2)</text:p>
      <text:p text:style-name="P11"><text:s text:c="13"/>^^^^^^^^^^^^^<text:span text:style-name="T15"> stretch out last x</text:span></text:p>
      <text:p text:style-name="P11"><text:span text:style-name="T15"/></text:p>
      <text:p text:style-name="P9">Verse 2, Chorus</text:p>
      <text:p text:style-name="P9">Guitar solo (verse chords)</text:p>
      <text:p text:style-name="P9">Chorus</text:p>
      <text:p text:style-name="P11"><text:span text:style-name="T8">Chorus</text:span><text:span text:style-name="T15"> &lt;--- piano fills</text:span></text:p>
      <text:p text:style-name="P4"><text:span text:style-name="T3"/></text:p>
      <text:p text:style-name="P12"><text:span text:style-name="T5">[Outro]</text:span></text:p>
      <text:p text:style-name="P12"><text:span text:style-name="T5">4 bars guitar only</text:span></text:p>
      <text:p text:style-name="P12"><text:span text:style-name="T5">Chorus chords until 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5T20:14:45.837679706</dc:date>
    <meta:editing-duration>PT3H2M10S</meta:editing-duration>
    <meta:editing-cycles>2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8" meta:word-count="76" meta:character-count="369" meta:non-whitespace-character-count="290"/>
  </office:meta>
</office:document-meta>
</file>